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6e0" officeooo:paragraph-rsid="001fdd8b"/>
    </style:style>
    <style:style style:name="P2" style:family="paragraph" style:parent-style-name="Standard">
      <style:text-properties officeooo:rsid="001fdd8b" officeooo:paragraph-rsid="001fdd8b"/>
    </style:style>
    <style:style style:name="P3" style:family="paragraph" style:parent-style-name="Standard">
      <style:text-properties officeooo:rsid="001fdd8b" officeooo:paragraph-rsid="0021badb"/>
    </style:style>
    <style:style style:name="P4" style:family="paragraph" style:parent-style-name="Standard">
      <style:text-properties officeooo:rsid="0021badb" officeooo:paragraph-rsid="0021badb"/>
    </style:style>
    <style:style style:name="T1" style:family="text">
      <style:text-properties officeooo:rsid="001fdd8b"/>
    </style:style>
    <style:style style:name="T2" style:family="text">
      <style:text-properties officeooo:rsid="0021badb"/>
    </style:style>
    <style:style style:name="T3" style:family="text">
      <style:text-properties officeooo:rsid="0021d96c"/>
    </style:style>
    <style:style style:name="T4" style:family="text">
      <style:text-properties officeooo:rsid="0023a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yscanner</text:span> was developed by: </text:p>
      <text:p text:style-name="P3"><text:tab/>John H. Goettsche </text:p>
      <text:p text:style-name="P3"><text:tab/>under the direction of Dr. Clinton Jeffery </text:p>
      <text:p text:style-name="P4"><text:tab/>University of Idaho</text:p>
      <text:p text:style-name="P3"><text:tab/><text:span text:style-name="T2">College of Engineering</text:span></text:p>
      <text:p text:style-name="P3"><text:tab/><text:span text:style-name="T2">Computer Science Deptartment</text:span></text:p>
      <text:p text:style-name="P2"/>
      <text:p text:style-name="P2">Th<text:span text:style-name="T3">is</text:span> tool reads YACC/Bison .y files, identifies the raw grammar and its tokens. <text:s/>It determines which tokens are terminals and non terminals. <text:s/>It generates the following files from the filename.y:</text:p>
      <text:p text:style-name="P2"/>
      <text:p text:style-name="P2">filename.raw:<text:tab/>an ascii file containing the raw grammar with one token or symbol on each line. <text:s/></text:p>
      <text:p text:style-name="P2">filename.nt:<text:tab/>an ascii file containing a list of all the non-terminals</text:p>
      <text:p text:style-name="P2">filename.t:<text:tab/>an ascii file containing a list of all the terminals</text:p>
      <text:p text:style-name="P3">filename.tk:<text:tab/>an ascii file containing a list of all the tokens and a default pattern for the token <text:span text:style-name="T2">as <text:tab/><text:tab/><text:tab/>follows:</text:span></text:p>
      <text:p text:style-name="P3"><text:tab/><text:tab/><text:tab/><text:span text:style-name="T2">TOKEN<text:tab/><text:tab/>#TOKEN</text:span> <text:s/></text:p>
      <text:p text:style-name="P3"><text:tab/><text:tab/>Each line of this file should be edited by the user so that the token name appears on the <text:tab/><text:tab/><text:tab/>left and, <text:span text:style-name="T2">separated</text:span> by a couple of tabs, the <text:span text:style-name="T2">desired </text:span>token pattern appearing on the right. </text:p>
      <text:p text:style-name="P2"/>
      <text:p text:style-name="P2">All these files are requred to run ESnipSLR or ESnipLR1 for generating error snippets.</text:p>
      <text:p text:style-name="P2"><text:s/></text:p>
      <text:p text:style-name="P2">Execution:</text:p>
      <text:p text:style-name="P1"><text:tab/><text:span text:style-name="T1">yparser [-options] sourceFile.y</text:span></text:p>
      <text:p text:style-name="P1"/>
      <text:p text:style-name="P1"/>
      <text:p text:style-name="P2">Options:</text:p>
      <text:p text:style-name="P1"><text:tab/>-<text:span text:style-name="T1">r<text:tab/>displays the raw data on the screen.</text:span></text:p>
      <text:p text:style-name="P1"><text:tab/>-<text:span text:style-name="T1">n<text:tab/>displays the non-terminals on the screen.</text:span></text:p>
      <text:p text:style-name="P1"><text:tab/>-<text:span text:style-name="T1">t<text:tab/>displays the terminals on the scree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6:03:26.491000000</meta:creation-date>
    <meta:editing-duration>P0D</meta:editing-duration>
    <meta:editing-cycles>2</meta:editing-cycles>
    <meta:generator>LibreOffice/4.2.4.2$Windows_x86 LibreOffice_project/63150712c6d317d27ce2db16eb94c2f3d7b699f8</meta:generator>
    <dc:date>2014-08-25T16:04:23.903000000</dc:date>
    <meta:document-statistic meta:table-count="0" meta:image-count="0" meta:object-count="0" meta:page-count="1" meta:paragraph-count="21" meta:word-count="189" meta:character-count="1165" meta:non-whitespace-character-count="964"/>
  </office:meta>
</office:document-meta>
</file>